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Cambria" svg:font-family="Cambria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font-size="10pt" fo:language="fr" fo:country="FR" officeooo:rsid="000f252d" officeooo:paragraph-rsid="00106ad8" style:font-size-asian="10pt"/>
    </style:style>
    <style:style style:name="P2" style:family="paragraph" style:parent-style-name="Footer">
      <style:paragraph-properties fo:text-align="center" style:justify-single-word="false"/>
      <style:text-properties fo:font-size="11pt" fo:language="fr" fo:country="FR" style:font-size-asian="11pt" style:font-name-complex="Times New Roman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paragraph-rsid="00177379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paragraph-rsid="001df783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177379" officeooo:paragraph-rsid="00177379"/>
    </style:style>
    <style:style style:name="P6" style:family="paragraph" style:parent-style-name="Standard">
      <style:text-properties fo:language="fr" fo:country="FR" fo:font-weight="bold" officeooo:rsid="001df783" officeooo:paragraph-rsid="001df78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204230" officeooo:paragraph-rsid="00204230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rsid="00204230" officeooo:paragraph-rsid="0020f373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bold" officeooo:rsid="00177379" officeooo:paragraph-rsid="0017ec7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1pt" fo:language="fr" fo:country="FR" fo:font-weight="bold" officeooo:rsid="00177379" officeooo:paragraph-rsid="00177379" style:font-size-asian="11pt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2pt" fo:language="fr" fo:country="FR" fo:font-style="italic" fo:font-weight="bold" officeooo:paragraph-rsid="0017ec79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2pt" fo:language="fr" fo:country="FR" fo:font-style="normal" fo:font-weight="bold" officeooo:rsid="00177379" officeooo:paragraph-rsid="0017ec7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2pt" fo:language="fr" fo:country="FR" fo:font-style="normal" fo:font-weight="normal" officeooo:rsid="0017ec79" officeooo:paragraph-rsid="0017ec7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Footnote">
      <style:text-properties fo:font-style="italic" officeooo:rsid="0020f373" officeooo:paragraph-rsid="0020f373" style:font-style-asian="italic" style:font-style-complex="italic"/>
    </style:style>
    <style:style style:name="P15" style:family="paragraph" style:parent-style-name="Footnote">
      <style:text-properties officeooo:rsid="0023e1cc" officeooo:paragraph-rsid="002478e6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fr" fo:country="FR" fo:font-style="normal" officeooo:rsid="001f6da1" officeooo:paragraph-rsid="001f6da1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fr" fo:country="FR" fo:font-style="normal" officeooo:rsid="001f6da1" officeooo:paragraph-rsid="001f6da1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language="fr" fo:country="FR" fo:font-style="normal" officeooo:rsid="0020f373" officeooo:paragraph-rsid="0020f37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fr" fo:country="FR" fo:font-style="normal" officeooo:rsid="00204230" officeooo:paragraph-rsid="00204230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language="fr" fo:country="FR" fo:font-style="normal" officeooo:rsid="001df783" officeooo:paragraph-rsid="001df783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fr" fo:country="FR" fo:font-style="normal" fo:font-weight="bold" officeooo:rsid="001f6da1" officeooo:paragraph-rsid="001f6da1" style:font-style-asian="normal" style:font-weight-asian="bold" style:font-style-complex="normal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fr" fo:country="FR" fo:font-weight="normal" officeooo:rsid="00177379" officeooo:paragraph-rsid="00177379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fr" fo:country="FR" officeooo:rsid="00177379" officeooo:paragraph-rsid="00177379"/>
    </style:style>
    <style:style style:name="P24" style:family="paragraph" style:parent-style-name="Standard">
      <style:paragraph-properties fo:text-align="justify" style:justify-single-word="false"/>
      <style:text-properties fo:language="fr" fo:country="FR" officeooo:paragraph-rsid="001df783"/>
    </style:style>
    <style:style style:name="P25" style:family="paragraph" style:parent-style-name="Standard">
      <style:paragraph-properties fo:text-align="justify" style:justify-single-word="false"/>
      <style:text-properties fo:language="fr" fo:country="FR" officeooo:rsid="0024c9a6" officeooo:paragraph-rsid="0024c9a6"/>
    </style:style>
    <style:style style:name="P2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language="fr" fo:country="FR" fo:font-weight="normal" officeooo:rsid="00177379" officeooo:paragraph-rsid="00177379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bold" officeooo:rsid="0017ec79" officeooo:paragraph-rsid="0017737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bold" officeooo:rsid="0017ec79" officeooo:paragraph-rsid="0017ec79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normal" officeooo:rsid="0017ec79" officeooo:paragraph-rsid="0017ec79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normal" officeooo:rsid="0017ec79" officeooo:paragraph-rsid="001afaa4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ize="12pt" fo:language="fr" fo:country="FR" fo:font-weight="normal" officeooo:paragraph-rsid="0017ec79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17ec79"/>
    </style:style>
    <style:style style:name="P33" style:family="paragraph" style:parent-style-name="Standard" style:list-style-name="L6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17ec79"/>
    </style:style>
    <style:style style:name="P34" style:family="paragraph" style:parent-style-name="Header">
      <style:paragraph-properties fo:text-align="justify" style:justify-single-word="false"/>
      <style:text-properties fo:font-size="10pt" fo:language="fr" fo:country="FR" officeooo:rsid="000f252d" officeooo:paragraph-rsid="001df783" style:font-size-asian="10pt"/>
    </style:style>
    <style:style style:name="P35" style:family="paragraph" style:parent-style-name="Heading_20_1" style:master-page-name="Standard">
      <style:paragraph-properties fo:margin-top="0.635cm" fo:margin-bottom="0cm" style:contextual-spacing="false" style:page-number="auto"/>
      <style:text-properties fo:language="fr" fo:country="FR" fo:font-style="italic" officeooo:rsid="0024c9a6" officeooo:paragraph-rsid="0024c9a6" style:font-style-asian="italic" style:font-style-complex="italic"/>
    </style:style>
    <style:style style:name="P36" style:family="paragraph" style:parent-style-name="Heading_20_2">
      <style:text-properties fo:language="fr" fo:country="FR"/>
    </style:style>
    <style:style style:name="T1" style:family="text">
      <style:text-properties style:font-name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ec7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7379" style:font-style-asian="normal" style:font-style-complex="normal"/>
    </style:style>
    <style:style style:name="T6" style:family="text">
      <style:text-properties fo:font-style="normal" officeooo:rsid="0017ec79" style:font-style-asian="normal" style:font-style-complex="normal"/>
    </style:style>
    <style:style style:name="T7" style:family="text">
      <style:text-properties fo:font-style="normal" officeooo:rsid="001df783" style:font-style-asian="normal" style:font-style-complex="normal"/>
    </style:style>
    <style:style style:name="T8" style:family="text">
      <style:text-properties fo:font-style="normal" officeooo:rsid="001f6da1" style:font-style-asian="normal" style:font-style-complex="normal"/>
    </style:style>
    <style:style style:name="T9" style:family="text">
      <style:text-properties fo:font-style="normal" officeooo:rsid="0020f373" style:font-style-asian="normal" style:font-style-complex="normal"/>
    </style:style>
    <style:style style:name="T10" style:family="text">
      <style:text-properties fo:font-style="normal" officeooo:rsid="00228ac3" style:font-style-asian="normal" style:font-style-complex="normal"/>
    </style:style>
    <style:style style:name="T11" style:family="text">
      <style:text-properties fo:font-style="normal" officeooo:rsid="0023e1cc" style:font-style-asian="normal" style:font-style-complex="normal"/>
    </style:style>
    <style:style style:name="T12" style:family="text">
      <style:text-properties fo:font-style="normal" officeooo:rsid="002478e6" style:font-style-asian="normal" style:font-style-complex="normal"/>
    </style:style>
    <style:style style:name="T13" style:family="text">
      <style:text-properties fo:font-style="normal" officeooo:rsid="0024c9a6" style:font-style-asian="normal" style:font-style-complex="normal"/>
    </style:style>
    <style:style style:name="T14" style:family="text">
      <style:text-properties fo:font-style="normal" fo:font-weight="normal" officeooo:rsid="001bf12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d58a4" style:font-style-asian="normal" style:font-weight-asian="normal" style:font-style-complex="normal" style:font-weight-complex="normal"/>
    </style:style>
    <style:style style:name="T16" style:family="text">
      <style:text-properties fo:font-weight="bold" officeooo:rsid="00177379" style:font-weight-asian="bold" style:font-weight-complex="bold"/>
    </style:style>
    <style:style style:name="T17" style:family="text">
      <style:text-properties fo:font-weight="bold" officeooo:rsid="001afaa4" style:font-weight-asian="bold" style:font-weight-complex="bold"/>
    </style:style>
    <style:style style:name="T18" style:family="text">
      <style:text-properties fo:font-weight="normal" officeooo:rsid="00177379" style:font-weight-asian="normal" style:font-weight-complex="normal"/>
    </style:style>
    <style:style style:name="T19" style:family="text">
      <style:text-properties officeooo:rsid="00177379"/>
    </style:style>
    <style:style style:name="T20" style:family="text">
      <style:text-properties style:text-position="super 58%" officeooo:rsid="00177379"/>
    </style:style>
    <style:style style:name="T21" style:family="text">
      <style:text-properties officeooo:rsid="0017ec79"/>
    </style:style>
    <style:style style:name="T22" style:family="text">
      <style:text-properties fo:font-size="12pt" fo:language="fr" fo:country="FR" fo:font-style="italic" fo:font-weight="normal" officeooo:rsid="0017ec79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fr" fo:country="FR" fo:font-style="normal" fo:font-weight="normal" officeooo:rsid="0017ec7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fr" fo:country="FR" fo:font-style="normal" fo:font-weight="normal" officeooo:rsid="001d42d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1afaa4"/>
    </style:style>
    <style:style style:name="T26" style:family="text">
      <style:text-properties officeooo:rsid="001d58a4"/>
    </style:style>
    <style:style style:name="T27" style:family="text">
      <style:text-properties officeooo:rsid="002478e6"/>
    </style:style>
    <style:style style:name="T28" style:family="text">
      <style:text-properties officeooo:rsid="0024c9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lanning pour l'itération 1 : POS Tagger</text:h>
      <text:h text:style-name="P36" text:outline-level="2"/>
      <text:p text:style-name="P6">1. <text:span text:style-name="T28">But</text:span></text:p>
      <text:p text:style-name="P4"><text:span text:style-name="T8">Développer </text:span><text:span text:style-name="T9">un </text:span><text:span text:style-name="T13">premier prototype fonctionnel d'un annotateur de parties du discours (POS-Tagger) pour la plate-forme d'annotation Platanne. </text:span></text:p>
      <text:p text:style-name="P25"><text:span text:style-name="T4">Début de l'itération : </text:span></text:p>
      <text:p text:style-name="P21">2. Contexte fonctionnel</text:p>
      <text:p text:style-name="P8"><text:span text:style-name="T4">Le système </text:span><text:span text:style-name="T2">UnoporunO</text:span><text:span text:style-name="T2"><text:note text:id="ftn1" text:note-class="footnote"><text:note-citation>1</text:note-citation><text:note-body><text:p text:style-name="P15"><text:a xlink:type="simple" xlink:href="https://unoporuno.limsi.fr/unoporuno/"><text:span text:style-name="T27">https://unoporuno.limsi.fr/unoporuno/</text:span></text:a></text:p></text:note-body></text:note></text:span><text:span text:style-name="T4"> a </text:span><text:span text:style-name="T10">été</text:span><text:span text:style-name="T4"> développé dans le cadre d'un projet de recherche en localisation d'experts des pays en développement</text:span><text:span text:style-name="T4"><text:note text:id="ftn2" text:note-class="footnote"><text:note-citation>2</text:note-citation><text:note-body><text:p text:style-name="P14">Un moteur biographique intelligent, <text:span text:style-name="T4">Sciences au Sud n°71, p</text:span><text:span text:style-name="T11">age</text:span><text:span text:style-name="T4"> 13 &gt; http://bit.ly/1aUXrHX</text:span></text:p></text:note-body></text:note></text:span><text:span text:style-name="T4">. </text:span><text:span text:style-name="T9">Ce système </text:span><text:span text:style-name="T10">génère</text:span><text:span text:style-name="T9"> des requêtes Google </text:span><text:span text:style-name="T10">à partir de données bibliographiques </text:span><text:span text:style-name="T9">et </text:span><text:span text:style-name="T10">analyse </text:span><text:span text:style-name="T9">sémantiquement les résultats pour reconstruire la trajectoire professionnelle </text:span><text:span text:style-name="T10">de chaque expert</text:span><text:span text:style-name="T10"><text:note text:id="ftn3" text:note-class="footnote"><text:note-citation>3</text:note-citation><text:note-body><text:p text:style-name="P15"><text:a xlink:type="simple" xlink:href="http://bit.ly/1nu3OlX">http://bit.ly/1nu3OlX</text:a> </text:p></text:note-body></text:note></text:span><text:span text:style-name="T9">. <text:s/>Cependant, pour répondre aux besoins des nouveaux utilisateurs, ce système a besoin de </text:span><text:span text:style-name="T10">composants suivants</text:span><text:span text:style-name="T9"> : </text:span></text:p>
      <text:p text:style-name="P18">- Un serveur chargé de la gestion d'une file d'attente des requêtes pour le moteur de recherche.</text:p>
      <text:p text:style-name="P8"><text:span text:style-name="T9">- Un module de requête et stockage des résultats </text:span><text:span text:style-name="T10">du moteur de recherche </text:span><text:span text:style-name="T9">dans une base des données relationnelle.</text:span></text:p>
      <text:p text:style-name="P8"><text:span text:style-name="T9">- </text:span><text:span text:style-name="T10">Le traitement sémantique des résultats stockés pour en extraire : des dates, des lieux géographiques, des noms propres, </text:span><text:span text:style-name="T11">des noms d'institutions</text:span><text:span text:style-name="T10"> ainsi que </text:span><text:span text:style-name="T11">d</text:span><text:span text:style-name="T10">e</text:span><text:span text:style-name="T11">s</text:span><text:span text:style-name="T10"> domaine</text:span><text:span text:style-name="T11">s</text:span><text:span text:style-name="T10"> d'expertise.</text:span></text:p>
      <text:p text:style-name="P8"><text:span text:style-name="T10">- </text:span><text:span text:style-name="T12">Le traitement sémantique des documents référés par le moteur de recherche.</text:span></text:p>
      <text:p text:style-name="P18"/>
      <text:p text:style-name="P18"/>
      <text:p text:style-name="P18"/>
      <text:p text:style-name="P19"/>
      <text:p text:style-name="P19"/>
      <text:p text:style-name="P7"><text:span text:style-name="T4">Á partir d'une liste de nom, ce système génère des requêtes pour un moteur de recherche et analyse sémantiquement les résultats pour reconstruire la trajectoire professionnelle </text:span></text:p>
      <text:p text:style-name="P17">Le développement implique la production des requêtes automatiques pour un moteur de recherche et l'exploitation sémantique des résultats. </text:p>
      <text:p text:style-name="P20"/>
      <text:p text:style-name="P4"><text:soft-page-break/><text:span text:style-name="T19">Début de l’itération : 1</text:span><text:span text:style-name="T20">er</text:span><text:span text:style-name="T19"> juillet 2012</text:span></text:p>
      <text:p text:style-name="P5">Fin de l’itération : 31 juillet 2012 <text:span text:style-name="T26">==&gt; première semaine de septembre</text:span> </text:p>
      <text:p text:style-name="P3"><text:span text:style-name="T16">Méthode : </text:span><text:span text:style-name="T18">AGILE</text:span></text:p>
      <text:list xml:id="list2599395788072328237" text:style-name="L2">
        <text:list-item>
          <text:p text:style-name="P26"><text:span text:style-name="T25">Deux </text:span>réunion<text:span text:style-name="T25">s</text:span> par <text:span text:style-name="T25">mois</text:span>. </text:p>
        </text:list-item>
        <text:list-item>
          <text:p text:style-name="P26">Développement collaboratif</text:p>
        </text:list-item>
        <text:list-item>
          <text:p text:style-name="P26">Un pièce de logicielle fonctionnelle rendue à la fin de l’itération</text:p>
          <text:p text:style-name="P22"/>
        </text:list-item>
      </text:list>
      <text:p text:style-name="P3"><text:span text:style-name="T16">Produit de l’itération:</text:span><text:span text:style-name="T19"> </text:span></text:p>
      <text:list xml:id="list8560282251006476297" text:style-name="L3">
        <text:list-item>
          <text:p text:style-name="P23">Un moteur d’annotation (AE) d’UIMA capable d’annoter le corpus de test définit pour la présent itération. </text:p>
        </text:list-item>
      </text:list>
      <text:p text:style-name="P10"/>
      <text:p text:style-name="P27">Tâches: </text:p>
      <text:p text:style-name="P10"/>
      <text:list xml:id="list4162998655600871156" text:style-name="L4">
        <text:list-item>
          <text:p text:style-name="P29">Rassembler un corpus et une série de tests qui détermineront le dégrée d’acceptabilité du prototype à la fin de l’itération <text:span text:style-name="T25">(responsable : </text:span><text:span text:style-name="T17">Sylvie Szulman</text:span><text:span text:style-name="T25">)</text:span></text:p>
        </text:list-item>
        <text:list-item>
          <text:p text:style-name="P31"><text:span text:style-name="T21">Télécharger et tester le </text:span><text:span text:style-name="T3">POS Tagger </text:span><text:span text:style-name="T21">basé sur Tree Tagger + UIMA développé par Erwan Moreau (responsable : </text:span><text:span text:style-name="T17">Jorge Garcia Flores</text:span><text:span text:style-name="T25">)</text:span></text:p>
        </text:list-item>
        <text:list-item>
          <text:p text:style-name="P30">Télécharger et tester le module d’annotation POS Open NLP + UIMA développé par Nicolas Hernandez <text:span text:style-name="T25">(responsable : </text:span><text:span text:style-name="T17">Jorge Garcia Flores </text:span><text:span text:style-name="T25">et </text:span><text:span text:style-name="T17">Franḉois Levy</text:span><text:span text:style-name="T25">)</text:span></text:p>
        </text:list-item>
        <text:list-item>
          <text:p text:style-name="P30"><text:span text:style-name="T25">Fournir des cas de test pour vérifier l’acceptabilité du module pour un utilisateur lambda et pour un utilisateur développeur averti en UIMA (responsable : </text:span><text:span text:style-name="T17">Sondes Bannour</text:span><text:span text:style-name="T25">)</text:span></text:p>
        </text:list-item>
      </text:list>
      <text:p text:style-name="P10"/>
      <text:p text:style-name="P28">Ressources: </text:p>
      <text:p text:style-name="P9"/>
      <text:list xml:id="list2428759034495148933" text:style-name="L5">
        <text:list-item>
          <text:p text:style-name="P32"><text:span text:style-name="T23">contrôle de versions </text:span><text:span text:style-name="T22">GIT : </text:span><text:a xlink:type="simple" xlink:href="mailto:git@git.lipn.univ-paris13.fr">git@git.lipn.univ-paris13.fr</text:a><text:span text:style-name="T23">:platane.git</text:span></text:p>
        </text:list-item>
        <text:list-item>
          <text:p text:style-name="P32"><text:span text:style-name="T23">contrôle des tâches </text:span><text:span text:style-name="T22">Redmine : </text:span><text:a xlink:type="simple" xlink:href="http://rcln.lipn.univ.paris13.fr/redmine"><text:span text:style-name="T23">http://rcln.lipn.univ.paris13.fr/redmine</text:span></text:a></text:p>
        </text:list-item>
      </text:list>
      <text:p text:style-name="P13">(disponible à partir du 3 juillet 2013)</text:p>
      <text:list xml:id="list6188870674241096558" text:style-name="L6">
        <text:list-item>
          <text:p text:style-name="P33"><text:span text:style-name="T23">documentation </text:span><text:span text:style-name="T22">Wikimedia : </text:span><text:a xlink:type="simple" xlink:href="http://rcln.lipn.univ.paris13.fr/redmine"><text:span text:style-name="T23">http://rcln.lipn.univ.paris13.fr/</text:span></text:a><text:a xlink:type="simple" xlink:href="http://rcln.lipn.univ.paris13.fr/redmine">w</text:a><text:span text:style-name="T24">iki</text:span></text:p>
        </text:list-item>
      </text:list>
      <text:p text:style-name="P13">(disponible à partir du 3 juillet 2013)</text:p>
      <text:p text:style-name="P13"/>
      <text:p text:style-name="P11"><text:span text:style-name="T6">Plan de réunions</text:span><text:span text:style-name="T5">: </text:span></text:p>
      <text:p text:style-name="P12"/>
      <text:p text:style-name="P11"><text:span text:style-name="T5"><text:tab/></text:span><text:span text:style-name="T14">Une réunion à la mi-juillet et une autre </text:span><text:span text:style-name="T15">début septembre</text:span><text:span text:style-name="T1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Cambria" svg:font-family="Cambria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Cambria" style:font-family-asian="Cambria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keep-together="always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style:contextual-spacing="fals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text-align="justify" style:justify-single-word="false"/>
      <style:text-properties fo:font-size="10pt" style:font-size-asian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 style:parent-style-name="Police_20_par_20_défaut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Note_20_de_20_bas_20_de_20_page_20_Car" style:display-name="Note de bas de page Car" style:family="text" style:parent-style-name="Police_20_par_20_défau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Footnote_20_Characters" style:display-name="Footnote Characters" style:family="text" style:parent-style-name="Police_20_par_20_défaut">
      <style:text-properties style:text-position="super 58%"/>
    </style:style>
    <style:style style:name="Titre_20_3_20_Car" style:display-name="Titre 3 Car" style:family="text" style:parent-style-name="Police_20_par_20_défau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ootnote_20_Symbol" style:display-name="Footnote Symbol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WW-Endnote_20_Characters" style:display-name="WW-Endnote Characters" style:family="text"/>
    <style:style style:name="Endnote_20_Symbol" style:display-name="End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  <style:text-properties fo:font-size="10pt" fo:language="fr" fo:country="FR" officeooo:rsid="000f252d" officeooo:paragraph-rsid="00106ad8" style:font-size-asian="10pt"/>
    </style:style>
    <style:style style:name="MP2" style:family="paragraph" style:parent-style-name="Header">
      <style:paragraph-properties fo:text-align="justify" style:justify-single-word="false"/>
      <style:text-properties fo:font-size="10pt" fo:language="fr" fo:country="FR" officeooo:rsid="000f252d" officeooo:paragraph-rsid="001df783" style:font-size-asian="10pt"/>
    </style:style>
    <style:style style:name="MP3" style:family="paragraph" style:parent-style-name="Footer">
      <style:paragraph-properties fo:text-align="center" style:justify-single-word="false"/>
      <style:text-properties fo:font-size="11pt" fo:language="fr" fo:country="FR" style:font-size-asian="11pt" style:font-name-complex="Times New Roman"/>
    </style:style>
    <style:style style:name="MT1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tab/><text:tab/></text:p>
      </style:header>
      <style:footer>
        <text:p text:style-name="MP3"><text:span text:style-name="MT1">- </text:span><text:page-number text:select-page="current">2</text:page-number><text:span text:style-name="MT1"> -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line Nazarenko</meta:initial-creator>
    <meta:creation-date>2011-07-05T07:54:00</meta:creation-date>
    <dc:date>2014-03-25T14:45:05.718382898</dc:date>
    <meta:print-date>2013-06-27T13:57:55</meta:print-date>
    <meta:editing-cycles>35</meta:editing-cycles>
    <meta:editing-duration>PT6H54M19S</meta:editing-duration>
    <meta:generator>LibreOffice/4.2.0.4$Linux_X86_64 LibreOffice_project/e7d4829f48fa0daece9da5af0d799b69c11db5ba</meta:generator>
    <meta:document-statistic meta:table-count="0" meta:image-count="0" meta:object-count="0" meta:page-count="2" meta:paragraph-count="39" meta:word-count="438" meta:character-count="2949" meta:non-whitespace-character-count="2542"/>
    <meta:user-defined meta:name="Info 1"/>
    <meta:user-defined meta:name="Info 2"/>
    <meta:user-defined meta:name="Info 3"/>
    <meta:user-defined meta:name="Info 4"/>
  </office:meta>
</office:document-meta>
</file>